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3.4625in" style:use-optimal-column-width="false"/>
    </style:style>
    <style:style style:name="TableColumn4" style:family="table-column">
      <style:table-column-properties style:column-width="3.4625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</style:style>
    <style:style style:name="P8" style:parent-style-name="TableContents" style:family="paragraph">
      <style:paragraph-properties fo:text-align="center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Normal" style:family="paragraph">
      <style:paragraph-properties fo:break-before="page"/>
    </style:style>
    <style:style style:name="TableColumn35" style:family="table-column">
      <style:table-column-properties style:column-width="3.4625in" style:use-optimal-column-width="false"/>
    </style:style>
    <style:style style:name="TableColumn36" style:family="table-column">
      <style:table-column-properties style:column-width="3.4625in" style:use-optimal-column-width="false"/>
    </style:style>
    <style:style style:name="Table34" style:family="table">
      <style:table-properties style:width="6.925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Normal" style:family="paragraph">
      <style:paragraph-properties fo:break-before="page"/>
    </style:style>
    <style:style style:name="TableColumn67" style:family="table-column">
      <style:table-column-properties style:column-width="3.4625in" style:use-optimal-column-width="false"/>
    </style:style>
    <style:style style:name="TableColumn68" style:family="table-column">
      <style:table-column-properties style:column-width="3.4625in" style:use-optimal-column-width="false"/>
    </style:style>
    <style:style style:name="Table66" style:family="table">
      <style:table-properties style:width="6.925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Caso de uso:<text:s/>Estacionar com um carro<text:s/></text:p>
      <text:p text:style-name="Standard">Atores: Cliente (Iniciador),<text:s/>Atendente</text:p>
      <text:p text:style-name="Standard">Propósito:<text:s/>Mostrar o processo de estacionamento de um carro.</text:p>
      <text:p text:style-name="Standard">Descrição:<text:s/>Um Cliente chega com um<text:s/>carro<text:s/>até o estacionamento. O atendente marca qual tipo de plano o Cliente escolheu. Ao final, o Cliente estaciona em uma vaga e vai embora.</text:p>
      <text:p text:style-name="Standard">Tipo: <text:s/>primário e essencial</text:p>
      <text:p text:style-name="Standard">Referência: Funções: R1.1, R1.3, R1.5, R1.6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Típica<text:s/>Sequência<text:s/>de Eventos</text:p>
            <text:p text:style-name="P8">Ação do Ator</text:p>
          </table:table-cell>
          <table:table-cell table:style-name="TableCell9">
            <text:p text:style-name="P10">Resposta do Sistema</text:p>
          </table:table-cell>
        </table:table-row>
        <table:table-row table:style-name="TableRow11">
          <table:table-cell table:style-name="TableCell12">
            <text:p text:style-name="TableContents">1. Este caso de<text:s/>uso começa quando um Cliente chega no<text:s/>estacionamento com um carro.</text:p>
          </table:table-cell>
          <table:table-cell table:style-name="TableCell13">
            <text:p text:style-name="TableContents"/>
          </table:table-cell>
        </table:table-row>
        <table:table-row table:style-name="TableRow14">
          <table:table-cell table:style-name="TableCell15">
            <text:p text:style-name="TableContents">2. O Atendente verifica se existem vagas disponíveis para o carro.</text:p>
          </table:table-cell>
          <table:table-cell table:style-name="TableCell16">
            <text:p text:style-name="TableContents">3. Confere nos registros e retorna qual vaga está disponível.</text:p>
          </table:table-cell>
        </table:table-row>
        <table:table-row table:style-name="TableRow17">
          <table:table-cell table:style-name="TableCell18">
            <text:p text:style-name="TableContents">4.<text:s/>O Atendente<text:s/>fala quais são os planos disponíveis.</text:p>
          </table:table-cell>
          <table:table-cell table:style-name="TableCell19">
            <text:p text:style-name="TableContents"/>
          </table:table-cell>
        </table:table-row>
        <table:table-row table:style-name="TableRow20">
          <table:table-cell table:style-name="TableCell21">
            <text:p text:style-name="TableContents">5.<text:s/>O Cliente escolhe o plano.</text:p>
          </table:table-cell>
          <table:table-cell table:style-name="TableCell22">
            <text:p text:style-name="TableContents"/>
          </table:table-cell>
        </table:table-row>
        <table:table-row table:style-name="TableRow23">
          <table:table-cell table:style-name="TableCell24">
            <text:p text:style-name="TableContents">6. O<text:s/>Atendente marca qual o tamanho do carro.</text:p>
          </table:table-cell>
          <table:table-cell table:style-name="TableCell25">
            <text:p text:style-name="TableContents">7. Mostra a taxa cobrada para esse tipo de carro.</text:p>
          </table:table-cell>
        </table:table-row>
        <table:table-row table:style-name="TableRow26">
          <table:table-cell table:style-name="TableCell27">
            <text:p text:style-name="TableContents">8.<text:s/>O cliente confirma a escolha, estaciona e vai embora.</text:p>
          </table:table-cell>
          <table:table-cell table:style-name="TableCell28">
            <text:p text:style-name="TableContents"/>
          </table:table-cell>
        </table:table-row>
        <table:table-row table:style-name="TableRow29">
          <table:table-cell table:style-name="TableCell30">
            <text:p text:style-name="TableContents">9.<text:s/>O atendente marca o tipo de carro, a vaga usada, o nome do motorista, o horário de entrada e o plano escolhido.</text:p>
          </table:table-cell>
          <table:table-cell table:style-name="TableCell31">
            <text:p text:style-name="TableContents">10. Registra os dados e subtrai a vaga usada das disponíveis.</text:p>
          </table:table-cell>
        </table:table-row>
      </table:table>
      <text:p text:style-name="Standard"/>
      <text:p text:style-name="P32">Sequências<text:s/>Alternativas</text:p>
      <text:p text:style-name="Standard">• Linha 2:<text:s/>Não existem vagas disponíveis para o carro. Mostrar<text:s/>mensagem de lotado.</text:p>
      <text:p text:style-name="Standard"/>
      <text:p text:style-name="Standard"/>
      <text:p text:style-name="Standard"/>
      <text:p text:style-name="Standard"/>
      <text:p text:style-name="P33"/>
      <text:soft-page-break/>
      <text:p text:style-name="Standard">Caso de uso: Fazer um pagamento com o cartão<text:s/></text:p>
      <text:p text:style-name="Standard">Atores: Cliente (Iniciador), Atendente</text:p>
      <text:p text:style-name="Standard">Propósito: Mostrar o processo de pagamento<text:s/>através do cartão.</text:p>
      <text:p text:style-name="Standard">Descrição:<text:s/>Um Cliente<text:s/>vai até o atendente para fazer o pagamento. O Atendente fala o valor cobrado. O Cliente passa o cartão na máquina e faz o pagamento. O Cliente retira o carro da vaga e vai embora. O Atendente marca no sistema a disponibilidade da vaga.</text:p>
      <text:p text:style-name="Standard">Tipo: <text:s/>primário e essencial</text:p>
      <text:p text:style-name="Standard">Referência: Funções: R1.2, R1.4</text:p>
      <text:p text:style-name="Standard"/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Típica Sequência de Eventos</text:p>
            <text:p text:style-name="P40">Ação do Ator</text:p>
          </table:table-cell>
          <table:table-cell table:style-name="TableCell41">
            <text:p text:style-name="P42">Resposta do Sistema</text:p>
          </table:table-cell>
        </table:table-row>
        <table:table-row table:style-name="TableRow43">
          <table:table-cell table:style-name="TableCell44">
            <text:p text:style-name="TableContents">1. Este caso de uso começa quando um Cliente<text:s/>vai até o atendente para fazer o pagamento.</text:p>
          </table:table-cell>
          <table:table-cell table:style-name="TableCell45">
            <text:p text:style-name="TableContents"/>
          </table:table-cell>
        </table:table-row>
        <table:table-row table:style-name="TableRow46">
          <table:table-cell table:style-name="TableCell47">
            <text:p text:style-name="TableContents">2. O Atendente verifica<text:s/>qual carro está relacionado ao nome do Cliente.</text:p>
          </table:table-cell>
          <table:table-cell table:style-name="TableCell48">
            <text:p text:style-name="TableContents">3. Retorna<text:s/>qual é<text:s/>o carro, o plano escolhido,<text:s/>o horário de entrada<text:s/>e o valor a se pagar.</text:p>
          </table:table-cell>
        </table:table-row>
        <table:table-row table:style-name="TableRow49">
          <table:table-cell table:style-name="TableCell50">
            <text:p text:style-name="TableContents">4. O<text:s/>Cliente escolhe o método de pagamento pelo cartão.</text:p>
          </table:table-cell>
          <table:table-cell table:style-name="TableCell51">
            <text:p text:style-name="TableContents"/>
          </table:table-cell>
        </table:table-row>
        <table:table-row table:style-name="TableRow52">
          <table:table-cell table:style-name="TableCell53">
            <text:p text:style-name="TableContents">5. O Cliente<text:s/>passa o cartão na máquina.</text:p>
          </table:table-cell>
          <table:table-cell table:style-name="TableCell54">
            <text:p text:style-name="TableContents">6.<text:s/>Se conecta com a bandeira do cartão e espera a confirmação de pagamento autorizado.</text:p>
          </table:table-cell>
        </table:table-row>
        <table:table-row table:style-name="TableRow55">
          <table:table-cell table:style-name="TableCell56">
            <text:p text:style-name="TableContents"/>
          </table:table-cell>
          <table:table-cell table:style-name="TableCell57">
            <text:p text:style-name="TableContents">7. Retorna a mensagem de autorizado.</text:p>
          </table:table-cell>
        </table:table-row>
        <table:table-row table:style-name="TableRow58">
          <table:table-cell table:style-name="TableCell59">
            <text:p text:style-name="TableContents">8. O cliente<text:s/>retira o carro e vai embora.</text:p>
          </table:table-cell>
          <table:table-cell table:style-name="TableCell60">
            <text:p text:style-name="TableContents"/>
          </table:table-cell>
        </table:table-row>
        <table:table-row table:style-name="TableRow61">
          <table:table-cell table:style-name="TableCell62">
            <text:p text:style-name="TableContents">9. O atendente marca<text:s/>a saída.</text:p>
          </table:table-cell>
          <table:table-cell table:style-name="TableCell63">
            <text:p text:style-name="TableContents">10. Registra<text:s/>a saída da vaga.</text:p>
          </table:table-cell>
        </table:table-row>
      </table:table>
      <text:p text:style-name="Standard"/>
      <text:p text:style-name="P64">Sequências Alternativas</text:p>
      <text:p text:style-name="Standard">• Linha<text:s/>4:<text:s/>A bandeira retorna a mensagem de pagamento não autorizado.<text:s/>Rejeitar o pagamento.</text:p>
      <text:p text:style-name="Standard"/>
      <text:p text:style-name="P65"/>
      <text:soft-page-break/>
      <text:p text:style-name="Standard">Caso de uso:<text:s/>Gerar relatório das ocupações do estacionamento<text:s/></text:p>
      <text:p text:style-name="Standard">Atores:<text:s/>Atendente (Iniciador)</text:p>
      <text:p text:style-name="Standard">Propósito:<text:s/>Mostrar o processo de geração dos relatórios.</text:p>
      <text:p text:style-name="Standard">Descrição:<text:s/>O Atendente acessa o sistema e gera um relatório da quantidade e dados dos automóveis que usaram o estacionamento.</text:p>
      <text:p text:style-name="Standard">Tipo: <text:s/>secundário<text:s/>e essencial</text:p>
      <text:p text:style-name="Standard">Referência: Funções: R1.5</text:p>
      <text:p text:style-name="Standard"/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Típica Sequência de Eventos</text:p>
            <text:p text:style-name="P72">Ação do Ator</text:p>
          </table:table-cell>
          <table:table-cell table:style-name="TableCell73">
            <text:p text:style-name="P74">Resposta do Sistema</text:p>
          </table:table-cell>
        </table:table-row>
        <table:table-row table:style-name="TableRow75">
          <table:table-cell table:style-name="TableCell76">
            <text:p text:style-name="TableContents">1. Este caso de uso começa quando<text:s/>o Atendente acessa o sistema para gerar um relatório.</text:p>
          </table:table-cell>
          <table:table-cell table:style-name="TableCell77">
            <text:p text:style-name="TableContents"/>
          </table:table-cell>
        </table:table-row>
        <table:table-row table:style-name="TableRow78">
          <table:table-cell table:style-name="TableCell79">
            <text:p text:style-name="TableContents">2. O Atendente<text:s/>escolhe o tipo de relatório que deseja.</text:p>
          </table:table-cell>
          <table:table-cell table:style-name="TableCell80">
            <text:p text:style-name="TableContents">3.<text:s/>Mostra o tipo de automóvel,<text:s/>horário de entrada e saída, plano escolhido e preço pago<text:s/>de todos que usaram o estacionamento.</text:p>
          </table:table-cell>
        </table:table-row>
      </table:table>
      <text:p text:style-name="Standard"/>
      <text:p text:style-name="P81">Sequências Alternativas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lberto sales</meta:initial-creator>
    <dc:creator>elizeu v</dc:creator>
    <meta:creation-date>2015-04-22T08:12:00Z</meta:creation-date>
    <dc:date>2022-06-11T22:27:00Z</dc:date>
    <meta:template xlink:href="Normal" xlink:type="simple"/>
    <meta:editing-cycles>9</meta:editing-cycles>
    <meta:editing-duration>PT6480S</meta:editing-duration>
    <meta:document-statistic meta:page-count="3" meta:paragraph-count="104" meta:word-count="292" meta:character-count="3019" meta:row-count="97" meta:non-whitespace-character-count="2831"/>
  </office:meta>
</office:document-meta>
</file>